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none" draw:stroke="solid" svg:stroke-width="0.00694in" svg:stroke-color="#4472c4" draw:marker-end="a392" svg:stroke-opacity="100%" draw:stroke-linejoin="miter" svg:stroke-linecap="butt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none" draw:stroke="solid" svg:stroke-width="0.00694in" svg:stroke-color="#4472c4" draw:marker-end="a394" svg:stroke-opacity="100%" draw:stroke-linejoin="miter" svg:stroke-linecap="butt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0694in" svg:stroke-color="#4472c4" draw:marker-end="a469" svg:stroke-opacity="100%" draw:stroke-linejoin="miter" svg:stroke-linecap="butt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0694in" svg:stroke-color="#4472c4" draw:marker-end="a405" svg:stroke-opacity="100%" draw:stroke-linejoin="miter" svg:stroke-linecap="butt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0694in" svg:stroke-color="#4472c4" draw:marker-end="a471" svg:stroke-opacity="100%" draw:stroke-linejoin="miter" svg:stroke-linecap="butt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solid" svg:stroke-width="0.00694in" svg:stroke-color="#4472c4" draw:marker-end="a407" svg:stroke-opacity="100%" draw:stroke-linejoin="miter" svg:stroke-linecap="butt"/>
    </style:style>
    <style:style style:family="graphic" style:name="a474">
      <style:graphic-properties draw:fill="none" draw:stroke="solid" svg:stroke-width="0.00694in" svg:stroke-color="#4472c4" draw:marker-end="a473" svg:stroke-opacity="100%" draw:stroke-linejoin="miter" svg:stroke-linecap="butt"/>
    </style:style>
    <style:style style:family="graphic" style:name="a476">
      <style:graphic-properties draw:fill="none" draw:stroke="solid" svg:stroke-width="0.00694in" svg:stroke-color="#4472c4" draw:marker-end="a475" svg:stroke-opacity="100%" draw:stroke-linejoin="miter" svg:stroke-linecap="butt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8">
      <style:graphic-properties draw:fill="none" draw:stroke="solid" svg:stroke-width="0.00694in" svg:stroke-color="#4472c4" draw:marker-end="a477" svg:stroke-opacity="100%" draw:stroke-linejoin="miter" svg:stroke-linecap="butt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0694in" svg:stroke-color="#4472c4" draw:marker-end="a409" svg:stroke-opacity="100%" draw:stroke-linejoin="miter" svg:stroke-linecap="butt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draw:fill="none" draw:stroke="solid" svg:stroke-width="0.00694in" svg:stroke-color="#4472c4" draw:marker-end="a414" svg:stroke-opacity="100%" draw:stroke-linejoin="miter" svg:stroke-linecap="butt"/>
    </style:style>
    <style:style style:family="graphic" style:name="a480">
      <style:graphic-properties draw:fill="none" draw:stroke="solid" svg:stroke-width="0.00694in" svg:stroke-color="#4472c4" draw:marker-end="a479" svg:stroke-opacity="100%" draw:stroke-linejoin="miter" svg:stroke-linecap="but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none" draw:stroke="solid" svg:stroke-width="0.00694in" svg:stroke-color="#4472c4" draw:marker-end="a481" svg:stroke-opacity="100%" draw:stroke-linejoin="miter" svg:stroke-linecap="but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draw:fill="none" draw:stroke="solid" svg:stroke-width="0.00694in" svg:stroke-color="#4472c4" draw:marker-end="a483" svg:stroke-opacity="100%" draw:stroke-linejoin="miter" svg:stroke-linecap="butt"/>
    </style:style>
    <style:style style:family="graphic" style:name="a486">
      <style:graphic-properties draw:fill="none" draw:stroke="solid" svg:stroke-width="0.00694in" svg:stroke-color="#4472c4" draw:marker-end="a485" svg:stroke-opacity="100%" draw:stroke-linejoin="miter" svg:stroke-linecap="butt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0694in" svg:stroke-color="#4472c4" draw:marker-end="a487" svg:stroke-opacity="100%" draw:stroke-linejoin="miter" svg:stroke-linecap="butt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draw:fill="none" draw:stroke="solid" svg:stroke-width="0.00694in" svg:stroke-color="#4472c4" draw:marker-end="a376" svg:stroke-opacity="100%" draw:stroke-linejoin="miter" svg:stroke-linecap="butt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draw:fill="none" draw:stroke="solid" svg:stroke-width="0.00694in" svg:stroke-color="#4472c4" draw:marker-end="a378" svg:stroke-opacity="100%" draw:stroke-linejoin="miter" svg:stroke-linecap="butt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draw:fill="none" draw:stroke="solid" svg:stroke-width="0.00694in" svg:stroke-color="#4472c4" draw:marker-end="a424" svg:stroke-opacity="100%" draw:stroke-linejoin="miter" svg:stroke-linecap="butt"/>
    </style:style>
    <style:style style:family="graphic" style:name="a490">
      <style:graphic-properties draw:fill="none" draw:stroke="solid" svg:stroke-width="0.00694in" svg:stroke-color="#4472c4" draw:marker-end="a489" svg:stroke-opacity="100%" draw:stroke-linejoin="miter" svg:stroke-linecap="butt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none" draw:stroke="solid" svg:stroke-width="0.00694in" svg:stroke-color="#4472c4" draw:marker-end="a426" svg:stroke-opacity="100%" draw:stroke-linejoin="miter" svg:stroke-linecap="butt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none" draw:stroke="solid" svg:stroke-width="0.00694in" svg:stroke-color="#4472c4" draw:marker-end="a491" svg:stroke-opacity="100%" draw:stroke-linejoin="miter" svg:stroke-linecap="butt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draw:fill="none" draw:stroke="solid" svg:stroke-width="0.00694in" svg:stroke-color="#4472c4" draw:marker-end="a493" svg:stroke-opacity="100%" draw:stroke-linejoin="miter" svg:stroke-linecap="butt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0694in" svg:stroke-color="#4472c4" draw:marker-end="a495" svg:stroke-opacity="100%" draw:stroke-linejoin="miter" svg:stroke-linecap="butt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0694in" svg:stroke-color="#4472c4" draw:marker-end="a380" svg:stroke-opacity="100%" draw:stroke-linejoin="miter" svg:stroke-linecap="but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0694in" svg:stroke-color="#4472c4" draw:marker-end="a382" svg:stroke-opacity="100%" draw:stroke-linejoin="miter" svg:stroke-linecap="butt"/>
    </style:style>
    <style:style style:family="graphic" style:name="a385">
      <style:graphic-properties draw:fill="none" draw:stroke="solid" svg:stroke-width="0.00694in" svg:stroke-color="#4472c4" draw:marker-end="a384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3b383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elfolie" presentation:presentation-page-layout-name="Master1-PPL1" draw:id="Slide-256">
        <draw:custom-shape svg:x="6.52027in" svg:y="0.46082in" svg:width="0.90899in" svg:height="0.52294in" draw:id="id63" draw:style-name="a360" draw:name="Rechteck 3">
          <svg:title/>
          <svg:desc/>
          <text:p text:style-name="a359" text:class-names="" text:cond-style-name=""><text:span text:style-name="a357" text:class-names="">View</text:span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395in" svg:y="1.50841in" svg:width="1.70872in" svg:height="0.52294in" draw:id="id64" draw:style-name="a363" draw:name="Rechteck 4">
          <svg:title/>
          <svg:desc/>
          <text:p text:style-name="a362" text:class-names="" text:cond-style-name=""><text:span text:style-name="a361" text:class-names="">Encode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08in" svg:y="1.49235in" svg:width="1.20184in" svg:height="0.52294in" draw:id="id65" draw:style-name="a366" draw:name="Rechteck 5">
          <svg:title/>
          <svg:desc/>
          <text:p text:style-name="a365" text:class-names="" text:cond-style-name=""><text:span text:style-name="a364" text:class-names="">Data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8034in" svg:y="1.46024in" svg:width="1.59556in" svg:height="0.52294in" draw:id="id66" draw:style-name="a369" draw:name="Rechteck 6">
          <svg:title/>
          <svg:desc/>
          <text:p text:style-name="a368" text:class-names="" text:cond-style-name=""><text:span text:style-name="a367" text:class-names="">Decode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1132in" svg:y="2.60015in" svg:width="1.56345in" svg:height="0.52294in" draw:id="id67" draw:style-name="a372" draw:name="Rechteck 7">
          <svg:title/>
          <svg:desc/>
          <text:p text:style-name="a371" text:class-names="" text:cond-style-name=""><text:span text:style-name="a370" text:class-names="">Tables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5968in" svg:y="2.60015in" svg:width="1.14488in" svg:height="0.52294in" draw:id="id68" draw:style-name="a375" draw:name="Rechteck 8">
          <svg:title/>
          <svg:desc/>
          <text:p text:style-name="a374" text:class-names="" text:cond-style-name=""><text:span text:style-name="a373" text:class-names="">Plot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7477in" svg:y1="0.98376in" draw:start-shape="id63" draw:start-glue-point="2" svg:x2="8.125in" svg:y2="1.49235in" draw:end-shape="id65" draw:end-glue-point="0" draw:id="id69" draw:style-name="a377" draw:name="Gerade Verbindung mit Pfeil 10">
          <svg:title/>
          <svg:desc/>
        </draw:connector>
        <draw:connector draw:type="line" svg:x1="6.97477in" svg:y1="0.98376in" draw:start-shape="id63" draw:start-glue-point="2" svg:x2="5.86831in" svg:y2="1.50841in" draw:end-shape="id64" draw:end-glue-point="0" draw:id="id70" draw:style-name="a379" draw:name="Gerade Verbindung mit Pfeil 12">
          <svg:title/>
          <svg:desc/>
        </draw:connector>
        <draw:connector draw:type="line" svg:x1="6.97477in" svg:y1="0.98376in" draw:start-shape="id63" draw:start-glue-point="2" svg:x2="10.07812in" svg:y2="1.46024in" draw:end-shape="id66" draw:end-glue-point="0" draw:id="id71" draw:style-name="a381" draw:name="Gerade Verbindung mit Pfeil 14">
          <svg:title/>
          <svg:desc/>
        </draw:connector>
        <draw:connector draw:type="line" svg:x1="8.125in" svg:y1="2.01529in" draw:start-shape="id65" draw:start-glue-point="2" svg:x2="6.19304in" svg:y2="2.60015in" draw:end-shape="id67" draw:end-glue-point="0" draw:id="id72" draw:style-name="a383" draw:name="Gerade Verbindung mit Pfeil 16">
          <svg:title/>
          <svg:desc/>
        </draw:connector>
        <draw:connector draw:type="line" svg:x1="8.125in" svg:y1="2.01529in" draw:start-shape="id65" draw:start-glue-point="2" svg:x2="10.73212in" svg:y2="2.60015in" draw:end-shape="id68" draw:end-glue-point="0" draw:id="id73" draw:style-name="a385" draw:name="Gerade Verbindung mit Pfeil 18">
          <svg:title/>
          <svg:desc/>
        </draw:connector>
        <draw:custom-shape svg:x="2.00803in" svg:y="3.69189in" svg:width="1.6315in" svg:height="0.52294in" draw:id="id74" draw:style-name="a388" draw:name="Rechteck 19">
          <svg:title/>
          <svg:desc/>
          <text:p text:style-name="a387" text:class-names="" text:cond-style-name=""><text:span text:style-name="a386" text:class-names="">TableView[1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648in" svg:y="3.70795in" svg:width="1.70298in" svg:height="0.52294in" draw:id="id75" draw:style-name="a391" draw:name="Rechteck 20">
          <svg:title/>
          <svg:desc/>
          <text:p text:style-name="a390" text:class-names="" text:cond-style-name=""><text:span text:style-name="a389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2.82378in" svg:y2="3.69189in" draw:end-shape="id74" draw:end-glue-point="0" draw:id="id76" draw:style-name="a393" draw:name="Gerade Verbindung mit Pfeil 23">
          <svg:title/>
          <svg:desc/>
        </draw:connector>
        <draw:connector draw:type="line" svg:x1="6.19304in" svg:y1="3.12309in" draw:start-shape="id67" draw:start-glue-point="2" svg:x2="4.91629in" svg:y2="3.70795in" draw:end-shape="id75" draw:end-glue-point="0" draw:id="id77" draw:style-name="a395" draw:name="Gerade Verbindung mit Pfeil 25">
          <svg:title/>
          <svg:desc/>
        </draw:connector>
        <draw:custom-shape svg:x="0.42775in" svg:y="1.49312in" svg:width="1.70872in" svg:height="0.52294in" draw:id="id78" draw:style-name="a398" draw:name="Rechteck 47">
          <svg:title/>
          <svg:desc/>
          <text:p text:style-name="a397" text:class-names="" text:cond-style-name=""><text:span text:style-name="a396" text:class-names="">Menu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2171in" svg:y="1.49312in" svg:width="1.70872in" svg:height="0.52294in" draw:id="id79" draw:style-name="a401" draw:name="Rechteck 48">
          <svg:title/>
          <svg:desc/>
          <text:p text:style-name="a400" text:class-names="" text:cond-style-name=""><text:span text:style-name="a399" text:class-names="">Tool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033in" svg:y="1.48547in" svg:width="1.70872in" svg:height="0.52294in" draw:id="id80" draw:style-name="a404" draw:name="Rechteck 52">
          <svg:title/>
          <svg:desc/>
          <text:p text:style-name="a403" text:class-names="" text:cond-style-name=""><text:span text:style-name="a402" text:class-names="">Status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7477in" svg:y1="0.98376in" draw:start-shape="id63" draw:start-glue-point="2" svg:x2="1.28211in" svg:y2="1.49312in" draw:end-shape="id78" draw:end-glue-point="0" draw:id="id81" draw:style-name="a406" draw:name="Gerade Verbindung mit Pfeil 62">
          <svg:title/>
          <svg:desc/>
        </draw:connector>
        <draw:connector draw:type="line" svg:x1="6.97477in" svg:y1="0.98376in" draw:start-shape="id63" draw:start-glue-point="2" svg:x2="3.57607in" svg:y2="1.49312in" draw:end-shape="id79" draw:end-glue-point="0" draw:id="id82" draw:style-name="a408" draw:name="Gerade Verbindung mit Pfeil 64">
          <svg:title/>
          <svg:desc/>
        </draw:connector>
        <draw:connector draw:type="line" svg:x1="6.97477in" svg:y1="0.98376in" draw:start-shape="id63" draw:start-glue-point="2" svg:x2="12.28469in" svg:y2="1.48547in" draw:end-shape="id80" draw:end-glue-point="0" draw:id="id83" draw:style-name="a410" draw:name="Gerade Verbindung mit Pfeil 66">
          <svg:title/>
          <svg:desc/>
        </draw:connector>
        <draw:custom-shape svg:x="6.28858in" svg:y="3.69189in" svg:width="1.70298in" svg:height="0.52294in" draw:id="id84" draw:style-name="a413" draw:name="Rechteck 76">
          <svg:title/>
          <svg:desc/>
          <text:p text:style-name="a412" text:class-names="" text:cond-style-name=""><text:span text:style-name="a411" text:class-names="">TableView[n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7.14007in" svg:y2="3.69189in" draw:end-shape="id84" draw:end-glue-point="0" draw:id="id85" draw:style-name="a415" draw:name="Gerade Verbindung mit Pfeil 80">
          <svg:title/>
          <svg:desc/>
        </draw:connector>
        <draw:custom-shape svg:x="8.5511in" svg:y="3.69189in" svg:width="2.00803in" svg:height="0.52294in" draw:id="id86" draw:style-name="a419" draw:name="Rechteck 8">
          <svg:title/>
          <svg:desc/>
          <text:p text:style-name="a418" text:class-names="" text:cond-style-name=""><text:span text:style-name="a416" text:class-names="">PlotWidgetView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439in" svg:y="3.70795in" svg:width="2.21466in" svg:height="0.52294in" draw:id="id87" draw:style-name="a423" draw:name="Rechteck 8">
          <svg:title/>
          <svg:desc/>
          <text:p text:style-name="a422" text:class-names="" text:cond-style-name=""><text:span text:style-name="a420" text:class-names="">PlotSettingsDialog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73212in" svg:y1="3.12309in" draw:start-shape="id68" draw:start-glue-point="2" svg:x2="9.55511in" svg:y2="3.69189in" draw:end-shape="id86" draw:end-glue-point="0" draw:id="id88" draw:style-name="a425" draw:name="Gerade Verbindung mit Pfeil 29">
          <svg:title/>
          <svg:desc/>
        </draw:connector>
        <draw:connector draw:type="line" svg:x1="10.73212in" svg:y1="3.12309in" draw:start-shape="id68" draw:start-glue-point="2" svg:x2="12.03172in" svg:y2="3.70795in" draw:end-shape="id87" draw:end-glue-point="0" draw:id="id89" draw:style-name="a427" draw:name="Gerade Verbindung mit Pfeil 31">
          <svg:title/>
          <svg:desc/>
        </draw:connector>
      </draw:page>
      <draw:page draw:name="Slide3" draw:style-name="a428" draw:master-page-name="Master1-Layout2-obj-Titel-und-Inhalt" presentation:presentation-page-layout-name="Master1-PPL2" draw:id="Slide-258">
        <draw:custom-shape svg:x="5.8783in" svg:y="0.58421in" svg:width="0.90899in" svg:height="0.52294in" draw:id="id90" draw:style-name="a432" draw:name="Rechteck 3">
          <svg:title/>
          <svg:desc/>
          <text:p text:style-name="a431" text:class-names="" text:cond-style-name=""><text:span text:style-name="a429" text:class-names="">Model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73in" svg:y="1.52436in" svg:width="1.1896in" svg:height="0.52294in" draw:id="id91" draw:style-name="a436" draw:name="Rechteck 4">
          <svg:title/>
          <svg:desc/>
          <text:p text:style-name="a435" text:class-names="" text:cond-style-name=""><text:span text:style-name="a433" text:class-names="">Encoder</text:span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3438in" svg:y="1.53047in" svg:width="1.1896in" svg:height="0.52294in" draw:id="id92" draw:style-name="a440" draw:name="Rechteck 5">
          <svg:title/>
          <svg:desc/>
          <text:p text:style-name="a439" text:class-names="" text:cond-style-name=""><text:span text:style-name="a437" text:class-names="">Decoder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338in" svg:y="3.28135in" svg:width="2.0659in" svg:height="0.52294in" draw:id="id93" draw:style-name="a444" draw:name="Rechteck 6">
          <svg:title/>
          <svg:desc/>
          <text:p text:style-name="a443" text:class-names="" text:cond-style-name=""><text:span text:style-name="a441" text:class-names="">Transmitter[n]</text:span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096in" svg:y="3.27021in" svg:width="0.58663in" svg:height="0.52294in" draw:id="id94" draw:style-name="a448" draw:name="Rechteck 7">
          <svg:title/>
          <svg:desc/>
          <text:p text:style-name="a447" text:class-names="" text:cond-style-name=""><text:span text:style-name="a445" text:class-names="">…</text:span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593in" svg:y="3.28275in" svg:width="1.76543in" svg:height="0.52294in" draw:id="id95" draw:style-name="a452" draw:name="Rechteck 8">
          <svg:title/>
          <svg:desc/>
          <text:p text:style-name="a451" text:class-names="" text:cond-style-name=""><text:span text:style-name="a449" text:class-names="">Transmitter[1]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44in" svg:y="3.28275in" svg:width="1.50442in" svg:height="0.52294in" draw:id="id96" draw:style-name="a456" draw:name="Rechteck 9">
          <svg:title/>
          <svg:desc/>
          <text:p text:style-name="a455" text:class-names="" text:cond-style-name=""><text:span text:style-name="a453" text:class-names="">Receiver[1]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6225in" svg:y="3.28275in" svg:width="1.50442in" svg:height="0.52294in" draw:id="id97" draw:style-name="a460" draw:name="Rechteck 10">
          <svg:title/>
          <svg:desc/>
          <text:p text:style-name="a459" text:class-names="" text:cond-style-name=""><text:span text:style-name="a457" text:class-names="">Receiver[n]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484in" svg:y="3.30221in" svg:width="1.50442in" svg:height="0.52294in" draw:id="id98" draw:style-name="a464" draw:name="Rechteck 11">
          <svg:title/>
          <svg:desc/>
          <text:p text:style-name="a463" text:class-names="" text:cond-style-name=""><text:span text:style-name="a461" text:class-names="">…</text:span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321in" svg:y="5.4321in" svg:width="12.73457in" svg:height="1.22222in" draw:id="id99" draw:style-name="a468" draw:name="Rechteck 12">
          <svg:title/>
          <svg:desc/>
          <text:p text:style-name="a467" text:class-names="" text:cond-style-name=""><text:span text:style-name="a465" text:class-names="">Channel</text:span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3279in" svg:y1="1.10715in" draw:start-shape="id90" draw:start-glue-point="2" svg:x2="2.73853in" svg:y2="1.52436in" draw:end-shape="id91" draw:end-glue-point="0" draw:id="id100" draw:style-name="a470" draw:name="Gerade Verbindung mit Pfeil 14">
          <svg:title/>
          <svg:desc/>
        </draw:connector>
        <draw:connector draw:type="line" svg:x1="6.33279in" svg:y1="1.10715in" draw:start-shape="id90" draw:start-glue-point="2" svg:x2="10.12918in" svg:y2="1.53047in" draw:end-shape="id92" draw:end-glue-point="0" draw:id="id101" draw:style-name="a472" draw:name="Gerade Verbindung mit Pfeil 16">
          <svg:title/>
          <svg:desc/>
        </draw:connector>
        <draw:connector draw:type="line" svg:x1="2.73853in" svg:y1="2.0473in" draw:start-shape="id91" draw:start-glue-point="2" svg:x2="1.05864in" svg:y2="3.28275in" draw:end-shape="id95" draw:end-glue-point="0" draw:id="id102" draw:style-name="a474" draw:name="Gerade Verbindung mit Pfeil 18">
          <svg:title/>
          <svg:desc/>
        </draw:connector>
        <draw:connector draw:type="line" svg:x1="2.73853in" svg:y1="2.0473in" draw:start-shape="id91" draw:start-glue-point="2" svg:x2="2.60428in" svg:y2="3.27021in" draw:end-shape="id94" draw:end-glue-point="0" draw:id="id103" draw:style-name="a476" draw:name="Gerade Verbindung mit Pfeil 20">
          <svg:title/>
          <svg:desc/>
        </draw:connector>
        <draw:connector draw:type="line" svg:x1="2.73853in" svg:y1="2.0473in" draw:start-shape="id91" draw:start-glue-point="2" svg:x2="4.30633in" svg:y2="3.28135in" draw:end-shape="id93" draw:end-glue-point="0" draw:id="id104" draw:style-name="a478" draw:name="Gerade Verbindung mit Pfeil 22">
          <svg:title/>
          <svg:desc/>
        </draw:connector>
        <draw:connector draw:type="line" svg:x1="10.12918in" svg:y1="2.05341in" draw:start-shape="id92" draw:start-glue-point="2" svg:x2="9.09964in" svg:y2="3.28275in" draw:end-shape="id96" draw:end-glue-point="0" draw:id="id105" draw:style-name="a480" draw:name="Gerade Verbindung mit Pfeil 24">
          <svg:title/>
          <svg:desc/>
        </draw:connector>
        <draw:connector draw:type="line" svg:x1="10.12918in" svg:y1="2.05341in" draw:start-shape="id92" draw:start-glue-point="2" svg:x2="10.75705in" svg:y2="3.30221in" draw:end-shape="id98" draw:end-glue-point="0" draw:id="id106" draw:style-name="a482" draw:name="Gerade Verbindung mit Pfeil 26">
          <svg:title/>
          <svg:desc/>
        </draw:connector>
        <draw:connector draw:type="line" svg:x1="10.12918in" svg:y1="2.05341in" draw:start-shape="id92" draw:start-glue-point="2" svg:x2="12.41446in" svg:y2="3.28275in" draw:end-shape="id97" draw:end-glue-point="0" draw:id="id107" draw:style-name="a484" draw:name="Gerade Verbindung mit Pfeil 28">
          <svg:title/>
          <svg:desc/>
        </draw:connector>
        <draw:connector draw:type="line" svg:x1="1.05864in" svg:y1="3.80569in" draw:start-shape="id95" draw:start-glue-point="2" svg:x2="1.05864in" svg:y2="5.46303in" draw:id="id108" draw:style-name="a486" draw:name="Gerade Verbindung mit Pfeil 30">
          <svg:title/>
          <svg:desc/>
        </draw:connector>
        <draw:connector draw:type="line" svg:x1="2.60428in" svg:y1="3.79315in" draw:start-shape="id94" draw:start-glue-point="2" svg:x2="2.60428in" svg:y2="5.4307in" draw:id="id109" draw:style-name="a488" draw:name="Gerade Verbindung mit Pfeil 32">
          <svg:title/>
          <svg:desc/>
        </draw:connector>
        <draw:connector draw:type="line" svg:x1="4.30633in" svg:y1="3.80429in" draw:start-shape="id93" draw:start-glue-point="2" svg:x2="4.30633in" svg:y2="5.4307in" draw:id="id110" draw:style-name="a490" draw:name="Gerade Verbindung mit Pfeil 34">
          <svg:title/>
          <svg:desc/>
        </draw:connector>
        <draw:connector draw:type="line" svg:x1="9.09964in" svg:y1="3.80569in" draw:start-shape="id96" draw:start-glue-point="2" svg:x2="9.09964in" svg:y2="5.4321in" draw:id="id111" draw:style-name="a492" draw:name="Gerade Verbindung mit Pfeil 36">
          <svg:title/>
          <svg:desc/>
        </draw:connector>
        <draw:connector draw:type="line" svg:x1="10.75705in" svg:y1="3.82515in" draw:start-shape="id98" draw:start-glue-point="2" svg:x2="10.75705in" svg:y2="5.4321in" draw:id="id112" draw:style-name="a494" draw:name="Gerade Verbindung mit Pfeil 38">
          <svg:title/>
          <svg:desc/>
        </draw:connector>
        <draw:connector draw:type="line" svg:x1="12.41446in" svg:y1="3.80569in" draw:start-shape="id97" draw:start-glue-point="2" svg:x2="12.41446in" svg:y2="5.4321in" draw:id="id113" draw:style-name="a496" draw:name="Gerade Verbindung mit Pfeil 40">
          <svg:title/>
          <svg:desc/>
        </draw:connector>
      </draw:page>
      <draw:page draw:name="Slide2" draw:style-name="a497" draw:master-page-name="Master1-Layout2-obj-Titel-und-Inhalt" presentation:presentation-page-layout-name="Master1-PPL2" draw:id="Slide-257">
        <draw:custom-shape svg:x="0.71605in" svg:y="1.54321in" svg:width="2.64198in" svg:height="0.7284in" draw:id="id114" draw:style-name="a501" draw:name="Rechteck 4">
          <svg:title/>
          <svg:desc/>
          <text:p text:style-name="a500" text:class-names="" text:cond-style-name=""><text:span text:style-name="a498" text:class-names="">Model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593in" svg:y="1.54321in" svg:width="2.64198in" svg:height="0.7284in" draw:id="id115" draw:style-name="a505" draw:name="Rechteck 7">
          <svg:title/>
          <svg:desc/>
          <text:p text:style-name="a504" text:class-names="" text:cond-style-name=""><text:span text:style-name="a502" text:class-names="">View</text:span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099in" svg:y="1.55555in" svg:width="2.64198in" svg:height="0.7284in" draw:id="id116" draw:style-name="a509" draw:name="Rechteck 8">
          <svg:title/>
          <svg:desc/>
          <text:p text:style-name="a508" text:class-names="" text:cond-style-name=""><text:span text:style-name="a506" text:class-names="">Controller</text:span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91" svg:viewBox="0 0 20 30" svg:d="m10 0-10 30h20z"/>
    <draw:marker draw:name="a493" svg:viewBox="0 0 20 30" svg:d="m10 0-10 30h20z"/>
    <draw:marker draw:name="a495" svg:viewBox="0 0 20 30" svg:d="m10 0-10 30h20z"/>
    <draw:marker draw:name="a405" svg:viewBox="0 0 20 30" svg:d="m10 0-10 30h20z"/>
    <draw:marker draw:name="a407" svg:viewBox="0 0 20 30" svg:d="m10 0-10 30h20z"/>
    <draw:marker draw:name="a481" svg:viewBox="0 0 20 30" svg:d="m10 0-10 30h20z"/>
    <draw:marker draw:name="a376" svg:viewBox="0 0 20 30" svg:d="m10 0-10 30h20z"/>
    <draw:marker draw:name="a409" svg:viewBox="0 0 20 30" svg:d="m10 0-10 30h20z"/>
    <draw:marker draw:name="a483" svg:viewBox="0 0 20 30" svg:d="m10 0-10 30h20z"/>
    <draw:marker draw:name="a378" svg:viewBox="0 0 20 30" svg:d="m10 0-10 30h20z"/>
    <draw:marker draw:name="a485" svg:viewBox="0 0 20 30" svg:d="m10 0-10 30h20z"/>
    <draw:marker draw:name="a487" svg:viewBox="0 0 20 30" svg:d="m10 0-10 30h20z"/>
    <draw:marker draw:name="a489" svg:viewBox="0 0 20 30" svg:d="m10 0-10 30h20z"/>
    <draw:marker draw:name="a471" svg:viewBox="0 0 20 30" svg:d="m10 0-10 30h20z"/>
    <draw:marker draw:name="a473" svg:viewBox="0 0 20 30" svg:d="m10 0-10 30h20z"/>
    <draw:marker draw:name="a475" svg:viewBox="0 0 20 30" svg:d="m10 0-10 30h20z"/>
    <draw:marker draw:name="a477" svg:viewBox="0 0 20 30" svg:d="m10 0-10 30h20z"/>
    <draw:marker draw:name="a479" svg:viewBox="0 0 20 30" svg:d="m10 0-10 30h20z"/>
    <draw:marker draw:name="a424" svg:viewBox="0 0 20 30" svg:d="m10 0-10 30h20z"/>
    <draw:marker draw:name="a392" svg:viewBox="0 0 20 30" svg:d="m10 0-10 30h20z"/>
    <draw:marker draw:name="a426" svg:viewBox="0 0 20 30" svg:d="m10 0-10 30h20z"/>
    <draw:marker draw:name="a394" svg:viewBox="0 0 20 30" svg:d="m10 0-10 30h20z"/>
    <draw:marker draw:name="a469" svg:viewBox="0 0 20 30" svg:d="m10 0-10 30h20z"/>
    <draw:marker draw:name="a380" svg:viewBox="0 0 20 30" svg:d="m10 0-10 30h20z"/>
    <draw:marker draw:name="a414" svg:viewBox="0 0 20 30" svg:d="m10 0-10 30h20z"/>
    <draw:marker draw:name="a382" svg:viewBox="0 0 20 30" svg:d="m10 0-10 30h20z"/>
    <draw:marker draw:name="a38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-Oct-21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-Oct-21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-Oct-21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-Oct-21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-Oct-21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-Oct-21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-Oct-21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-Oct-21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-Oct-21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-Oct-21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-Oct-21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-Oct-21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Benjamin Schiller</meta:initial-creator>
    <dc:creator>al97ybam</dc:creator>
    <meta:creation-date>2021-09-30T14:58:39Z</meta:creation-date>
    <dc:date>2021-10-30T12:02:45Z</dc:date>
    <meta:editing-cycles>2</meta:editing-cycles>
    <meta:editing-duration>PT0S</meta:editing-duration>
    <meta:document-statistic meta:paragraph-count="27" meta:word-count="45"/>
  </office:meta>
</office:document-meta>
</file>